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9.726cm" fo:margin-left="3.582cm" table:align="left"/>
    </style:style>
    <style:style style:name="Tableau1.A" style:family="table-column">
      <style:table-column-properties style:column-width="9.726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none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Orientée Objet</text:p>
      <text:p text:style-name="P2"/>
      <text:p text:style-name="P2"/>
      <text:p text:style-name="P3">I)L'approche objet</text:p>
      <text:p text:style-name="P4"/>
      <text:p text:style-name="P4">-Modélise toute entité identifiable, concrète ou abstraite, manipulé par l'application logiciel.</text:p>
      <text:p text:style-name="P4">-Réagit à des messages</text:p>
      <text:p text:style-name="P4">-comportement différent selon ses données internes.</text:p>
      <text:p text:style-name="P4"/>
      <text:p text:style-name="P4">Un objet possède :</text:p>
      <text:p text:style-name="P4">-une identité unique(permet de distinguer un objet d'un autre)</text:p>
      <text:p text:style-name="P4">-un état interne doné par des valeurs de variables (attributs)</text:p>
      <text:p text:style-name="P4">-un comportement (capacités d'action de l'objet) donné par des fonctions ou sous programmes, appelés méthodes.</text:p>
      <text:p text:style-name="P4"/>
      <text:p text:style-name="P4">Un objet=données + algorithmes</text:p>
      <text:p text:style-name="P4"/>
      <text:p text:style-name="P4">Principe d'encapsulation des données :</text:p>
      <text:p text:style-name="P4">-les données sont généralement inaccessible depuis l'extérieur de l'objet : seules les méthodes sont accessibles.</text:p>
      <text:p text:style-name="P4">-cacher le détail de la structure interne d'un objet correspond à appliquer le principe d'encapsulation des données, principe de base de la POO.</text:p>
      <text:p text:style-name="P4"/>
      <text:p text:style-name="P5">Encapsulation</text:p>
      <text:p text:style-name="P4">Intérêt :</text:p>
      <text:p text:style-name="P4">-Modularité</text:p>
      <text:p text:style-name="P4">-Réutilisation</text:p>
      <text:p text:style-name="P4">-Indépendance des différentes parties du programme</text:p>
      <text:p text:style-name="P4"/>
      <text:p text:style-name="P4">Notation UM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Ampoule</text:p>
          </table:table-cell>
        </table:table-row>
        <table:table-row>
          <table:table-cell table:style-name="Tableau1.A2" office:value-type="string">
            <text:p text:style-name="P6">Int puissance ;<text:line-break/>String couleur ;<text:line-break/>...</text:p>
          </table:table-cell>
        </table:table-row>
        <table:table-row>
          <table:table-cell table:style-name="Tableau1.A2" office:value-type="string">
            <text:p text:style-name="P6">Allumer()<text:line-break/>eteindre()<text:line-break/>intesifier()<text:line-break/>diminuer()</text:p>
            <text:p text:style-name="P6">...</text:p>
          </table:table-cell>
        </table:table-row>
      </table:table>
      <text:p text:style-name="P4"/>
      <text:p text:style-name="P4">Les objets interagissent et communiquent entre eux par l'envoi de messages</text:p>
      <text:p text:style-name="P4">Les méthodes publiques d'un objet correspondent au messages que l'on peut lui envoyer</text:p>
      <text:p text:style-name="P4">Les messages sont caractérisés par :</text:p>
      <text:p text:style-name="P4">-objet cible du message</text:p>
      <text:p text:style-name="P4">-nom de la méthode à déclencher</text:p>
      <text:p text:style-name="P4">-paramètres de cette méthode</text:p>
      <text:p text:style-name="P4"/>
      <text:p text:style-name="P4"/>
      <text:p text:style-name="P4"/>
      <text:p text:style-name="P4"/>
      <text:p text:style-name="P5"><text:soft-page-break/>Qu'est ce qu'une classe ?</text:p>
      <text:p text:style-name="P4">Ensemble d'attribut et de méthode communes à un concept.</text:p>
      <text:p text:style-name="P4">L'instance d'une classe est un objet : les attributs et méthodes d'une instance d'une même classe sont identiques, se sont les valeurs des attributs qui sont susceptibles d'être différentes.</text:p>
      <text:p text:style-name="P4"/>
      <text:p text:style-name="P5">Héritage</text:p>
      <text:p text:style-name="P4">Une classe peut être créer à partir d'une classe déjà existante, elle <text:span text:style-name="T1">hérite</text:span> des méthodes/attributs de la superclasse, et <text:span text:style-name="T1">ajoute</text:span> ses propres méthodes/attributs,<text:span text:style-name="T1">modifier</text:span> les méthodes</text:p>
      <text:p text:style-name="P4"/>
      <text:p text:style-name="P4">Comparaison des approches :</text:p>
      <text:p text:style-name="P4">procédurales (C)</text:p>
      <text:p text:style-name="P4">-Définir les structures de données</text:p>
      <text:p text:style-name="P4">-Définir les traitements(analyse descendante)</text:p>
      <text:p text:style-name="P4">-le programmes principales enchaines les traitements.</text:p>
      <text:p text:style-name="P4"/>
      <text:p text:style-name="P4">Objet :</text:p>
      <text:p text:style-name="P4">-Identifier les classes</text:p>
      <text:p text:style-name="P4">-pour chaque classe : définir sont interface publique, son implémentation</text:p>
      <text:p text:style-name="P4">-le programmes principal : création d'objet en mémoire, lance exécution par envoi de messages au objets crées, etc..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eresis </meta:initial-creator>
    <meta:creation-date>2012-01-30T10:06:50</meta:creation-date>
    <dc:date>2012-01-30T11:00:52</dc:date>
    <dc:creator>Haeresis </dc:creator>
    <meta:editing-duration>PT54M4S</meta:editing-duration>
    <meta:editing-cycles>10</meta:editing-cycles>
    <meta:generator>LibreOffice/3.3$Linux LibreOffice_project/330m19$Build-401</meta:generator>
    <meta:document-statistic meta:table-count="1" meta:image-count="0" meta:object-count="0" meta:page-count="2" meta:paragraph-count="43" meta:word-count="305" meta:character-count="2125"/>
  </office:meta>
</office:document-meta>
</file>